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f0d5" officeooo:paragraph-rsid="001bf0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s method:</text:p>
      <text:p text:style-name="P1"/>
      <text:p text:style-name="P1">- why to add present and verifiable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ugeni Vidal Tortosa</meta:initial-creator>
    <meta:creation-date>2025-10-01T10:45:06.798624731</meta:creation-date>
    <dc:date>2025-10-01T10:46:43.639158057</dc:date>
    <dc:creator>Eugeni Vidal Tortosa</dc:creator>
    <meta:editing-duration>PT1M38S</meta:editing-duration>
    <meta:editing-cycles>1</meta:editing-cycles>
    <meta:document-statistic meta:table-count="0" meta:image-count="0" meta:object-count="0" meta:page-count="1" meta:paragraph-count="2" meta:word-count="9" meta:character-count="52" meta:non-whitespace-character-count="45"/>
    <meta:generator>LibreOffice/24.2.7.2$Linux_X86_64 LibreOffice_project/420$Build-2</meta:generator>
  </office:meta>
</office:document-meta>
</file>